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2in"/>
    </style:style>
    <style:style style:name="Table2.C" style:family="table-column">
      <style:table-column-properties style:column-width="1.625in"/>
    </style:style>
    <style:style style:name="Table2.D" style:family="table-column">
      <style:table-column-properties style:column-width="1.427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875in"/>
    </style:style>
    <style:style style:name="Table7.B" style:family="table-column">
      <style:table-column-properties style:column-width="2in"/>
    </style:style>
    <style:style style:name="Table7.C" style:family="table-column">
      <style:table-column-properties style:column-width="1.625in"/>
    </style:style>
    <style:style style:name="Table7.D" style:family="table-column">
      <style:table-column-properties style:column-width="1.4271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6*"/>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6*"/>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6*"/>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6*"/>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6*"/>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s" fo:country="CO"/>
    </style:style>
    <style:style style:name="P2" style:family="paragraph" style:parent-style-name="Standard">
      <style:paragraph-properties fo:text-align="center" style:justify-single-word="false"/>
      <style:text-properties fo:language="es" fo:country="CO" officeooo:rsid="001765a2" officeooo:paragraph-rsid="001765a2"/>
    </style:style>
    <style:style style:name="P3" style:family="paragraph" style:parent-style-name="Standard">
      <style:paragraph-properties fo:text-align="justify" style:justify-single-word="false"/>
      <style:text-properties fo:language="es" fo:country="CO" officeooo:rsid="001765a2" officeooo:paragraph-rsid="001765a2"/>
    </style:style>
    <style:style style:name="P4" style:family="paragraph" style:parent-style-name="Standard">
      <style:paragraph-properties fo:text-align="center" style:justify-single-word="false"/>
      <style:text-properties fo:language="es" fo:country="CO" officeooo:rsid="0018d541" officeooo:paragraph-rsid="0018d541"/>
    </style:style>
    <style:style style:name="P5" style:family="paragraph" style:parent-style-name="Standard">
      <style:paragraph-properties fo:text-align="justify" style:justify-single-word="false"/>
      <style:text-properties fo:language="es" fo:country="CO" officeooo:rsid="0018d541" officeooo:paragraph-rsid="0018d541"/>
    </style:style>
    <style:style style:name="P6" style:family="paragraph" style:parent-style-name="Standard">
      <style:paragraph-properties fo:text-align="center" style:justify-single-word="false"/>
      <style:text-properties fo:language="es" fo:country="CO" officeooo:rsid="001a4c19" officeooo:paragraph-rsid="001a4c19"/>
    </style:style>
    <style:style style:name="P7" style:family="paragraph" style:parent-style-name="Standard">
      <style:paragraph-properties fo:text-align="justify" style:justify-single-word="false"/>
      <style:text-properties fo:language="es" fo:country="CO" officeooo:rsid="001a4c19" officeooo:paragraph-rsid="001ca171"/>
    </style:style>
    <style:style style:name="P8" style:family="paragraph" style:parent-style-name="Standard">
      <style:paragraph-properties fo:text-align="center" style:justify-single-word="false"/>
      <style:text-properties fo:language="es" fo:country="CO" officeooo:rsid="001acd03" officeooo:paragraph-rsid="001acd03"/>
    </style:style>
    <style:style style:name="P9" style:family="paragraph" style:parent-style-name="Standard">
      <style:paragraph-properties fo:text-align="justify" style:justify-single-word="false"/>
      <style:text-properties fo:language="es" fo:country="CO" officeooo:rsid="001961cb" officeooo:paragraph-rsid="001ca171"/>
    </style:style>
    <style:style style:name="P10" style:family="paragraph" style:parent-style-name="Standard">
      <style:paragraph-properties fo:text-align="justify" style:justify-single-word="false"/>
      <style:text-properties fo:language="es" fo:country="CO" officeooo:rsid="001961cb" officeooo:paragraph-rsid="001aa0dc"/>
    </style:style>
    <style:style style:name="P11" style:family="paragraph" style:parent-style-name="Standard">
      <style:paragraph-properties fo:text-align="justify" style:justify-single-word="false"/>
      <style:text-properties fo:language="es" fo:country="CO" officeooo:rsid="001aa0dc" officeooo:paragraph-rsid="001aa0dc"/>
    </style:style>
    <style:style style:name="P12" style:family="paragraph" style:parent-style-name="Standard">
      <style:paragraph-properties fo:text-align="center" style:justify-single-word="false"/>
      <style:text-properties fo:language="es" fo:country="CO" fo:font-weight="bold" officeooo:rsid="001765a2" officeooo:paragraph-rsid="001765a2" style:font-weight-asian="bold" style:font-weight-complex="bold"/>
    </style:style>
    <style:style style:name="P13" style:family="paragraph" style:parent-style-name="Standard">
      <style:paragraph-properties fo:text-align="center" style:justify-single-word="false"/>
      <style:text-properties fo:language="es" fo:country="CO" officeooo:rsid="0026ae44" officeooo:paragraph-rsid="0026ae44"/>
    </style:style>
    <style:style style:name="P14" style:family="paragraph" style:parent-style-name="Standard">
      <style:text-properties style:font-name="Liberation Serif" fo:font-size="12pt"/>
    </style:style>
    <style:style style:name="P15" style:family="paragraph" style:parent-style-name="Standard">
      <style:paragraph-properties fo:margin-left="0.3335in" fo:margin-right="0in" fo:margin-top="0in" fo:margin-bottom="0.0972in" style:contextual-spacing="false" fo:line-height="120%" fo:text-indent="-0.3335in" style:auto-text-indent="false"/>
      <style:text-properties style:font-name="Liberation Serif" fo:font-size="12pt"/>
    </style:style>
    <style:style style:name="P16" style:family="paragraph" style:parent-style-name="Standard" style:list-style-name="L1">
      <style:paragraph-properties fo:text-align="justify" style:justify-single-word="false"/>
      <style:text-properties fo:language="es" fo:country="CO" officeooo:rsid="001765a2" officeooo:paragraph-rsid="001765a2"/>
    </style:style>
    <style:style style:name="P17" style:family="paragraph" style:parent-style-name="Standard">
      <style:paragraph-properties fo:text-align="justify" style:justify-single-word="false"/>
      <style:text-properties fo:language="es" fo:country="CO" officeooo:rsid="001765a2" officeooo:paragraph-rsid="0028cd7a"/>
    </style:style>
    <style:style style:name="P18" style:family="paragraph" style:parent-style-name="Standard">
      <style:paragraph-properties fo:text-align="justify" style:justify-single-word="false"/>
      <style:text-properties fo:language="es" fo:country="CO" officeooo:rsid="001765a2" officeooo:paragraph-rsid="001765a2"/>
    </style:style>
    <style:style style:name="P19" style:family="paragraph" style:parent-style-name="Standard" style:list-style-name="L1">
      <style:paragraph-properties fo:text-align="center" style:justify-single-word="false"/>
      <style:text-properties fo:language="es" fo:country="CO" officeooo:rsid="001765a2" officeooo:paragraph-rsid="001765a2"/>
    </style:style>
    <style:style style:name="P20" style:family="paragraph" style:parent-style-name="Standard">
      <style:paragraph-properties fo:text-align="center" style:justify-single-word="false"/>
      <style:text-properties fo:language="es" fo:country="CO" officeooo:rsid="001765a2" officeooo:paragraph-rsid="0028cd7a"/>
    </style:style>
    <style:style style:name="P21" style:family="paragraph" style:parent-style-name="Standard">
      <style:paragraph-properties fo:text-align="center" style:justify-single-word="false"/>
      <style:text-properties fo:language="es" fo:country="CO" officeooo:rsid="001765a2" officeooo:paragraph-rsid="001765a2"/>
    </style:style>
    <style:style style:name="P22" style:family="paragraph" style:parent-style-name="Standard">
      <style:paragraph-properties fo:text-align="start" style:justify-single-word="false"/>
      <style:text-properties fo:language="es" fo:country="CO" officeooo:rsid="001765a2" officeooo:paragraph-rsid="0028cd7a"/>
    </style:style>
    <style:style style:name="P23" style:family="paragraph" style:parent-style-name="Standard">
      <style:paragraph-properties fo:text-align="center" style:justify-single-word="false"/>
      <style:text-properties fo:language="es" fo:country="CO" fo:font-weight="bold" officeooo:rsid="001765a2" officeooo:paragraph-rsid="001f7c1e" style:font-weight-asian="bold" style:font-weight-complex="bold"/>
    </style:style>
    <style:style style:name="P24" style:family="paragraph" style:parent-style-name="Standard">
      <style:paragraph-properties fo:text-align="center" style:justify-single-word="false"/>
      <style:text-properties fo:language="es" fo:country="CO" fo:font-weight="bold" officeooo:rsid="001765a2" officeooo:paragraph-rsid="0028cd7a" style:font-weight-asian="bold" style:font-weight-complex="bold"/>
    </style:style>
    <style:style style:name="P25" style:family="paragraph" style:parent-style-name="Standard" style:list-style-name="L1">
      <style:paragraph-properties fo:text-align="center" style:justify-single-word="false"/>
      <style:text-properties fo:language="es" fo:country="CO" fo:font-weight="bold" officeooo:rsid="001765a2" officeooo:paragraph-rsid="001765a2" style:font-weight-asian="bold" style:font-weight-complex="bold"/>
    </style:style>
    <style:style style:name="P26" style:family="paragraph" style:parent-style-name="Standard">
      <style:paragraph-properties fo:text-align="start" style:justify-single-word="false"/>
      <style:text-properties fo:language="es" fo:country="CO" fo:font-weight="bold" officeooo:rsid="001765a2" officeooo:paragraph-rsid="001f7c1e" style:font-weight-asian="bold" style:font-weight-complex="bold"/>
    </style:style>
    <style:style style:name="P27" style:family="paragraph" style:parent-style-name="Standard">
      <style:paragraph-properties fo:text-align="justify" style:justify-single-word="false"/>
      <style:text-properties fo:language="es" fo:country="CO" officeooo:rsid="0028cd7a" officeooo:paragraph-rsid="0028cd7a"/>
    </style:style>
    <style:style style:name="P28" style:family="paragraph" style:parent-style-name="Table_20_Contents">
      <style:paragraph-properties fo:text-align="center" style:justify-single-word="false"/>
      <style:text-properties fo:language="es" fo:country="CO" officeooo:rsid="002804c4" officeooo:paragraph-rsid="0028cd7a"/>
    </style:style>
    <style:style style:name="P29" style:family="paragraph" style:parent-style-name="Table_20_Contents">
      <style:paragraph-properties fo:text-align="center" style:justify-single-word="false"/>
      <style:text-properties fo:language="es" fo:country="CO" officeooo:paragraph-rsid="0028cd7a"/>
    </style:style>
    <style:style style:name="P30" style:family="paragraph" style:parent-style-name="Table_20_Contents">
      <style:paragraph-properties fo:text-align="center" style:justify-single-word="false"/>
      <style:text-properties fo:language="es" fo:country="CO" officeooo:rsid="001f7c1e" officeooo:paragraph-rsid="0028cd7a"/>
    </style:style>
    <style:style style:name="P31" style:family="paragraph" style:parent-style-name="Table_20_Contents">
      <style:paragraph-properties fo:text-align="center" style:justify-single-word="false"/>
      <style:text-properties fo:language="es" fo:country="CO" officeooo:rsid="00212f3e" officeooo:paragraph-rsid="0028cd7a"/>
    </style:style>
    <style:style style:name="P32" style:family="paragraph" style:parent-style-name="Table_20_Contents">
      <style:paragraph-properties fo:text-align="center" style:justify-single-word="false"/>
      <style:text-properties officeooo:rsid="002548da" officeooo:paragraph-rsid="0028cd7a"/>
    </style:style>
    <style:style style:name="P33" style:family="paragraph" style:parent-style-name="Table_20_Contents">
      <style:paragraph-properties fo:text-align="center" style:justify-single-word="false"/>
      <style:text-properties officeooo:rsid="001f7c1e" officeooo:paragraph-rsid="0028cd7a"/>
    </style:style>
    <style:style style:name="P34" style:family="paragraph" style:parent-style-name="Table_20_Contents">
      <style:paragraph-properties fo:text-align="center" style:justify-single-word="false"/>
      <style:text-properties officeooo:rsid="00201792" officeooo:paragraph-rsid="0028cd7a"/>
    </style:style>
    <style:style style:name="P35" style:family="paragraph" style:parent-style-name="Table_20_Contents">
      <style:paragraph-properties fo:text-align="center" style:justify-single-word="false"/>
      <style:text-properties officeooo:rsid="00212f3e" officeooo:paragraph-rsid="0028cd7a"/>
    </style:style>
    <style:style style:name="P36" style:family="paragraph" style:parent-style-name="Table_20_Contents">
      <style:paragraph-properties fo:text-align="center" style:justify-single-word="false"/>
      <style:text-properties officeooo:rsid="00223137" officeooo:paragraph-rsid="0028cd7a"/>
    </style:style>
    <style:style style:name="P37" style:family="paragraph" style:parent-style-name="Table_20_Contents">
      <style:paragraph-properties fo:text-align="center" style:justify-single-word="false"/>
      <style:text-properties officeooo:rsid="0028cd7a" officeooo:paragraph-rsid="0028cd7a"/>
    </style:style>
    <style:style style:name="T1" style:family="text">
      <style:text-properties officeooo:rsid="001a4c19"/>
    </style:style>
    <style:style style:name="T2" style:family="text">
      <style:text-properties officeooo:rsid="001aa0dc"/>
    </style:style>
    <style:style style:name="T3" style:family="text">
      <style:text-properties officeooo:rsid="0022c877"/>
    </style:style>
    <style:style style:name="T4" style:family="text">
      <style:text-properties officeooo:rsid="00230971"/>
    </style:style>
    <style:style style:name="T5" style:family="text">
      <style:text-properties officeooo:rsid="00235b04"/>
    </style:style>
    <style:style style:name="T6" style:family="text">
      <style:text-properties officeooo:rsid="001f7c1e"/>
    </style:style>
    <style:style style:name="T7" style:family="text">
      <style:text-properties officeooo:rsid="00223137"/>
    </style:style>
    <style:style style:name="T8" style:family="text">
      <style:text-properties fo:font-weight="bold" style:font-weight-asian="bold" style:font-weight-complex="bold"/>
    </style:style>
    <style:style style:name="T9" style:family="text">
      <style:text-properties fo:font-weight="bold" officeooo:rsid="001f7c1e" style:font-weight-asian="bold" style:font-weight-complex="bold"/>
    </style:style>
    <style:style style:name="T10" style:family="text">
      <style:text-properties style:text-position="0% 100%" officeooo:rsid="001a4c19"/>
    </style:style>
    <style:style style:name="T11" style:family="text">
      <style:text-properties fo:font-style="italic" style:font-style-asian="italic"/>
    </style:style>
    <style:style style:name="T12" style:family="text">
      <style:text-properties officeooo:rsid="002804c4"/>
    </style:style>
    <style:style style:name="T13" style:family="text">
      <style:text-properties officeooo:rsid="00201792"/>
    </style:style>
    <style:style style:name="T14" style:family="text">
      <style:text-properties officeooo:rsid="0028cd7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idencia de Aprendizaje 1. Diseño Sistema de Información – Iteración 1</text:p>
      <text:p text:style-name="P1"/>
      <text:p text:style-name="P1"/>
      <text:p text:style-name="P1"/>
      <text:p text:style-name="P1"/>
      <text:p text:style-name="P1"/>
      <text:p text:style-name="P1"/>
      <text:p text:style-name="P1"/>
      <text:p text:style-name="P2">CÉSAR DAVID PUENTES FLÓREZ</text:p>
      <text:p text:style-name="P2"/>
      <text:p text:style-name="P2"/>
      <text:p text:style-name="P2"/>
      <text:p text:style-name="P2"/>
      <text:p text:style-name="P2"/>
      <text:p text:style-name="P2"/>
      <text:p text:style-name="P2"/>
      <text:p text:style-name="P2">Presentado a:</text:p>
      <text:p text:style-name="P2"/>
      <text:p text:style-name="P8">WALTER HUGO ARBOLEDA</text:p>
      <text:p text:style-name="P2"/>
      <text:p text:style-name="P2"/>
      <text:p text:style-name="P2"/>
      <text:p text:style-name="P2"/>
      <text:p text:style-name="P2"/>
      <text:p text:style-name="P2"/>
      <text:p text:style-name="P2"/>
      <text:p text:style-name="P2">DESARROLLO DE SOFTWARE – INGENIERÍA DE SOFTWARE</text:p>
      <text:p text:style-name="P2"/>
      <text:p text:style-name="P2"/>
      <text:p text:style-name="P2"/>
      <text:p text:style-name="P2"/>
      <text:p text:style-name="P2"/>
      <text:p text:style-name="P2"/>
      <text:p text:style-name="P2"/>
      <text:p text:style-name="P2">INSTITUCIÓN UNIVERSITARIA DIGITAL DE COLOMBIA</text:p>
      <text:p text:style-name="P2"/>
      <text:p text:style-name="P2"/>
      <text:p text:style-name="P2"/>
      <text:p text:style-name="P2"/>
      <text:p text:style-name="P2"/>
      <text:p text:style-name="P2"/>
      <text:p text:style-name="P2"/>
      <text:p text:style-name="P2">FACULTAD DE INGENIERÍA</text:p>
      <text:p text:style-name="P2"/>
      <text:p text:style-name="P2"/>
      <text:p text:style-name="P2"/>
      <text:p text:style-name="P2"/>
      <text:p text:style-name="P2"/>
      <text:p text:style-name="P2">2022</text:p>
      <text:p text:style-name="P2"><text:soft-page-break/>INTRODUCCIÓN</text:p>
      <text:p text:style-name="P3"/>
      <text:p text:style-name="P5">Requerimientos funcionales y no funcionales, historias de usuario, arquitectura de una aplicación, que es STARUML, que es una mockup, que es Figma, que es MER, MR y modelo físico, diagramas de clases y paquetes, github.</text:p>
      <text:p text:style-name="P5"/>
      <text:p text:style-name="P9">Los requerimientos funcionales de un sistema describen <text:span text:style-name="T1">cómo este debe funcionar, mientras que los requisitos no funcionales explican como se debería desempeñar; en otras palabras un requisito funcional se refiere a las características y requerimientos de un producto, mientras que uno no funcional se refiere a las propiedades de un producto y a las expectativas. </text:span><text:span text:style-name="T3">Entonces los funcionales son un ¿Qué? Obligatorio, definido a nivel de componente y susceptible a ser probado funcionalmente, mientras que los no funcionales son un ¿Cómo?, no obligatorios pero que se aplican al sistema entero, cuyas pruebas se basan en confiabilidad de su uso. Si hacemos una analogía con un automóvil, </text:span><text:span text:style-name="T4">los requisitos funcionales de un automóvil serían que este arranque con la llave, que acelere cuando se presione el acelerador y que desacelere con el freno. En cambio los no funcionales </text:span><text:span text:style-name="T5">tendrían que ver cosas cómo un diseño agradable, que sea veloz, que sea eficiente y que sea prueba de balas.</text:span></text:p>
      <text:p text:style-name="P7"><text:s/></text:p>
      <text:p text:style-name="P9"><text:span text:style-name="T1">Una historia de usuario son descripciones cortas y simples de una característica contada desde la perspectiva de la persona que desea una capacidad </text:span><text:reference-mark-start text:name="ADDIN CSL_CITATION {&quot;citationItems&quot;: [{&quot;id&quot;: &quot;ITEM-1&quot;, &quot;itemData&quot;: {&quot;URL&quot;: &quot;https://www.atlassian.com/es/agile/project-management/user-stories&quot;, &quot;accessed&quot;: {&quot;date-parts&quot;: [[&quot;2022&quot;, &quot;5&quot;, &quot;15&quot;]]}, &quot;author&quot;: [{&quot;dropping-particle&quot;: &quot;&quot;, &quot;family&quot;: &quot;Rehkopf&quot;, &quot;given&quot;: &quot;Max&quot;, &quot;non-dropping-particle&quot;: &quot;&quot;, &quot;parse-names&quot;: false, &quot;suffix&quot;: &quot;&quot;}], &quot;id&quot;: &quot;ITEM-1&quot;, &quot;issued&quot;: {&quot;date-parts&quot;: [[&quot;0&quot;]]}, &quot;title&quot;: &quot;Historias de usuario con ejemplos y plantilla&quot;, &quot;type&quot;: &quot;webpage&quot;}, &quot;uris&quot;: [&quot;http://www.mendeley.com/documents/?uuid=fa771dec-e627-4658-8fcf-05921f63e26b&quot;]}], &quot;mendeley&quot;: {&quot;formattedCitation&quot;: &quot;(Rehkopf, n.d.)&quot;, &quot;plainTextFormattedCitation&quot;: &quot;(Rehkopf, n.d.)&quot;, &quot;previouslyFormattedCitation&quot;: &quot;(Rehkopf, n.d.)&quot;}, &quot;properties&quot;: {&quot;noteIndex&quot;: 0}, &quot;schema&quot;: &quot;https://github.com/citation-style-language/schema/raw/master/csl-citation.json&quot;} RNDGpL1yZ6UKH"/><text:span text:style-name="T10">(Rehkopf, n.d.)</text:span><text:reference-mark-end text:name="ADDIN CSL_CITATION {&quot;citationItems&quot;: [{&quot;id&quot;: &quot;ITEM-1&quot;, &quot;itemData&quot;: {&quot;URL&quot;: &quot;https://www.atlassian.com/es/agile/project-management/user-stories&quot;, &quot;accessed&quot;: {&quot;date-parts&quot;: [[&quot;2022&quot;, &quot;5&quot;, &quot;15&quot;]]}, &quot;author&quot;: [{&quot;dropping-particle&quot;: &quot;&quot;, &quot;family&quot;: &quot;Rehkopf&quot;, &quot;given&quot;: &quot;Max&quot;, &quot;non-dropping-particle&quot;: &quot;&quot;, &quot;parse-names&quot;: false, &quot;suffix&quot;: &quot;&quot;}], &quot;id&quot;: &quot;ITEM-1&quot;, &quot;issued&quot;: {&quot;date-parts&quot;: [[&quot;0&quot;]]}, &quot;title&quot;: &quot;Historias de usuario con ejemplos y plantilla&quot;, &quot;type&quot;: &quot;webpage&quot;}, &quot;uris&quot;: [&quot;http://www.mendeley.com/documents/?uuid=fa771dec-e627-4658-8fcf-05921f63e26b&quot;]}], &quot;mendeley&quot;: {&quot;formattedCitation&quot;: &quot;(Rehkopf, n.d.)&quot;, &quot;plainTextFormattedCitation&quot;: &quot;(Rehkopf, n.d.)&quot;, &quot;previouslyFormattedCitation&quot;: &quot;(Rehkopf, n.d.)&quot;}, &quot;properties&quot;: {&quot;noteIndex&quot;: 0}, &quot;schema&quot;: &quot;https://github.com/citation-style-language/schema/raw/master/csl-citation.json&quot;} RNDGpL1yZ6UKH"/><text:span text:style-name="T1">⁠; también se conocen cómo requerimientos del cliente o una forma rápida de administrar los requisitos de usuarios sin tener que elaborar gran cantidad de documentos formales. </text:span><text:span text:style-name="T2">Debido a la adopción de esta metodología, se han creado muchas herramientas tales cómo trello, figma, entre otras.</text:span></text:p>
      <text:p text:style-name="P10"/>
      <text:p text:style-name="P10"><text:span text:style-name="T1">En el diseño de los sistemas también se usa el UML (unified modeling language), el cual usa elementos gráficos para visualizar, especificar, construir y documentar un sistema </text:span><text:reference-mark-start text:name="ADDIN CSL_CITATION {&quot;citationItems&quot;: [{&quot;id&quot;: &quot;ITEM-1&quot;, &quot;itemData&quot;: {&quot;URL&quot;: &quot;https://creately.com/blog/diagrams/uml-diagram-types-examples/&quot;, &quot;accessed&quot;: {&quot;date-parts&quot;: [[&quot;2022&quot;, &quot;5&quot;, &quot;15&quot;]]}, &quot;author&quot;: [{&quot;dropping-particle&quot;: &quot;&quot;, &quot;family&quot;: &quot;Creately&quot;, &quot;given&quot;: &quot;&quot;, &quot;non-dropping-particle&quot;: &quot;&quot;, &quot;parse-names&quot;: false, &quot;suffix&quot;: &quot;&quot;}], &quot;container-title&quot;: &quot;Creately&quot;, &quot;id&quot;: &quot;ITEM-1&quot;, &quot;issued&quot;: {&quot;date-parts&quot;: [[&quot;2021&quot;]]}, &quot;title&quot;: &quot;UML Diagram Types Guide: Learn About All Types of UML Diagrams with Examples&quot;, &quot;type&quot;: &quot;webpage&quot;}, &quot;uris&quot;: [&quot;http://www.mendeley.com/documents/?uuid=f2ccc6c0-a3c3-4043-ad6c-d108ce118d8a&quot;]}], &quot;mendeley&quot;: {&quot;formattedCitation&quot;: &quot;(Creately, 2021)&quot;, &quot;plainTextFormattedCitation&quot;: &quot;(Creately, 2021)&quot;, &quot;previouslyFormattedCitation&quot;: &quot;(Creately, 2021)&quot;}, &quot;properties&quot;: {&quot;noteIndex&quot;: 0}, &quot;schema&quot;: &quot;https://github.com/citation-style-language/schema/raw/master/csl-citation.json&quot;} RND8Im8lKx1rR"/><text:span text:style-name="T10">(Creately, 2021)</text:span><text:reference-mark-end text:name="ADDIN CSL_CITATION {&quot;citationItems&quot;: [{&quot;id&quot;: &quot;ITEM-1&quot;, &quot;itemData&quot;: {&quot;URL&quot;: &quot;https://creately.com/blog/diagrams/uml-diagram-types-examples/&quot;, &quot;accessed&quot;: {&quot;date-parts&quot;: [[&quot;2022&quot;, &quot;5&quot;, &quot;15&quot;]]}, &quot;author&quot;: [{&quot;dropping-particle&quot;: &quot;&quot;, &quot;family&quot;: &quot;Creately&quot;, &quot;given&quot;: &quot;&quot;, &quot;non-dropping-particle&quot;: &quot;&quot;, &quot;parse-names&quot;: false, &quot;suffix&quot;: &quot;&quot;}], &quot;container-title&quot;: &quot;Creately&quot;, &quot;id&quot;: &quot;ITEM-1&quot;, &quot;issued&quot;: {&quot;date-parts&quot;: [[&quot;2021&quot;]]}, &quot;title&quot;: &quot;UML Diagram Types Guide: Learn About All Types of UML Diagrams with Examples&quot;, &quot;type&quot;: &quot;webpage&quot;}, &quot;uris&quot;: [&quot;http://www.mendeley.com/documents/?uuid=f2ccc6c0-a3c3-4043-ad6c-d108ce118d8a&quot;]}], &quot;mendeley&quot;: {&quot;formattedCitation&quot;: &quot;(Creately, 2021)&quot;, &quot;plainTextFormattedCitation&quot;: &quot;(Creately, 2021)&quot;, &quot;previouslyFormattedCitation&quot;: &quot;(Creately, 2021)&quot;}, &quot;properties&quot;: {&quot;noteIndex&quot;: 0}, &quot;schema&quot;: &quot;https://github.com/citation-style-language/schema/raw/master/csl-citation.json&quot;} RND8Im8lKx1rR"/><text:span text:style-name="T1">⁠. </text:span><text:span text:style-name="T2">Para este lenguaje se han creado muchas herramientas como por ejemplo StarUML.</text:span></text:p>
      <text:p text:style-name="P10"/>
      <text:p text:style-name="P11">Para el diseño de las bases de datos, tenemos los modelos E-R y relacional. El modelo ER busca establecer conexiones entre entidades, mientras que el relacional se enfoca en la relacion entre tablas.</text:p>
      <text:p text:style-name="P11"/>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PROBLEMA</text:p>
      <text:p text:style-name="P4"/>
      <text:p text:style-name="P4">El Parqueadero “Autos Colombia” parqueadero que presta el servicio de parqueadero por mensualidad necesita un desarrollo de software para la gestión de sus operaciones diarias que le permita, registrar las entradas y salidas de los vehículos, registrar usuarios, manejar las celdas, y registrar novedades ocurridas sobre determinado vehículo en el parqueadero y gestionar los pagos. Esto incluye el análisis de los siguientes requerimientos funcionales:</text:p>
      <text:p text:style-name="P4"/>
      <text:p text:style-name="P4"/>
      <text:p text:style-name="P4">Gestión de la entrada y salida de vehículos.</text:p>
      <text:p text:style-name="P4"/>
      <text:p text:style-name="P4">Gestión de usuarios y gestión de celdas.</text:p>
      <text:p text:style-name="P4"/>
      <text:p text:style-name="P4">Gestión de pag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NTREGABLES</text:p>
      <text:p text:style-name="P2"/>
      <text:p text:style-name="P3"/>
      <text:p text:style-name="P12">Iteración 1: Gestión de la entrada y salida de vehículos</text:p>
      <text:p text:style-name="P3"/>
      <text:list xml:id="list3858629384" text:style-name="L1">
        <text:list-item>
          <text:p text:style-name="P16">Realizar los requerimientos funcionales y no funcionales para la gestión de entrada y salida de vehículos.</text:p>
        </text:list-item>
      </text:list>
      <text:p text:style-name="P3"/>
      <text:p text:style-name="P26"><text:span text:style-name="T6">R</text:span>equerimientos funcionales</text:p>
      <text:p text:style-name="P23"/>
      <text:p text:style-name="P24"/>
      <table:table table:name="Table2" table:style-name="Table2">
        <table:table-column table:style-name="Table2.A"/>
        <table:table-column table:style-name="Table2.B"/>
        <table:table-column table:style-name="Table2.C"/>
        <table:table-column table:style-name="Table2.D"/>
        <table:table-row table:style-name="TableLine2625772709152">
          <table:table-cell table:style-name="Table2.A1" office:value-type="string">
            <text:p text:style-name="P33"><text:span text:style-name="T7">Código</text:span> requerimiento</text:p>
          </table:table-cell>
          <table:table-cell table:style-name="Table2.A1" office:value-type="string">
            <text:p text:style-name="P33">Nombre de requerimiento</text:p>
          </table:table-cell>
          <table:table-cell table:style-name="Table2.A1" office:value-type="string">
            <text:p text:style-name="P33">Descripción</text:p>
          </table:table-cell>
          <table:table-cell table:style-name="Table2.D1" office:value-type="string">
            <text:p text:style-name="P33">Prioridad del requerimiento</text:p>
          </table:table-cell>
        </table:table-row>
        <table:table-row table:style-name="TableLine2625772715136">
          <table:table-cell table:style-name="Table2.A2" office:value-type="string">
            <text:p text:style-name="P29"><text:span text:style-name="T12">Número: </text:span><text:span text:style-name="T14">1</text:span><text:span text:style-name="T12"> - </text:span><text:span text:style-name="T14">Categoría: Autenticación</text:span></text:p>
          </table:table-cell>
          <table:table-cell table:style-name="Table2.A2" office:value-type="string">
            <text:p text:style-name="P37">Registro de usuario.</text:p>
          </table:table-cell>
          <table:table-cell table:style-name="Table2.A2" office:value-type="string">
            <text:p text:style-name="P28"><text:span text:style-name="T14">registrar a un usuario administrador con usuario y contraseña</text:span></text:p>
          </table:table-cell>
          <table:table-cell table:style-name="Table2.D2" office:value-type="string">
            <text:p text:style-name="P34">Alta</text:p>
          </table:table-cell>
        </table:table-row>
        <table:table-row table:style-name="TableLine2625772715680">
          <table:table-cell table:style-name="Table2.A2" office:value-type="string">
            <text:p text:style-name="P30"><text:span text:style-name="T12">Número: </text:span><text:span text:style-name="T14">2</text:span><text:span text:style-name="T12"> - </text:span><text:span text:style-name="T14">Categoría: Autenticación</text:span></text:p>
          </table:table-cell>
          <table:table-cell table:style-name="Table2.A2" office:value-type="string">
            <text:p text:style-name="P37">Entrada de usuario</text:p>
          </table:table-cell>
          <table:table-cell table:style-name="Table2.A2" office:value-type="string">
            <text:p text:style-name="P28"><text:span text:style-name="T14">Debe permitir la entrada segura de un administrador</text:span></text:p>
          </table:table-cell>
          <table:table-cell table:style-name="Table2.D2" office:value-type="string">
            <text:p text:style-name="P34">Alta</text:p>
          </table:table-cell>
        </table:table-row>
        <table:table-row table:style-name="TableLine2625772711600">
          <table:table-cell table:style-name="Table2.A2" office:value-type="string">
            <text:p text:style-name="P31"><text:span text:style-name="T12">Número: </text:span><text:span text:style-name="T14">3</text:span><text:span text:style-name="T12"> - </text:span><text:span text:style-name="T14">Categoría: Registro carro</text:span></text:p>
          </table:table-cell>
          <table:table-cell table:style-name="Table2.A2" office:value-type="string">
            <text:p text:style-name="P31"><text:span text:style-name="T14">Registro carro</text:span></text:p>
          </table:table-cell>
          <table:table-cell table:style-name="Table2.A2" office:value-type="string">
            <text:p text:style-name="P28"><text:span text:style-name="T13">El sistema contara la entrada y salida de los vehículos.</text:span></text:p>
            <text:p text:style-name="P32"/>
          </table:table-cell>
          <table:table-cell table:style-name="Table2.D2" office:value-type="string">
            <text:p text:style-name="P35">Alta</text:p>
          </table:table-cell>
        </table:table-row>
        <table:table-row table:style-name="TableLine2625772710512">
          <table:table-cell table:style-name="Table2.A2" office:value-type="string">
            <text:p text:style-name="P29"><text:span text:style-name="T12">Número: </text:span><text:span text:style-name="T14">4</text:span><text:span text:style-name="T12"> - </text:span><text:span text:style-name="T14">Categoría: Registro carro</text:span></text:p>
          </table:table-cell>
          <table:table-cell table:style-name="Table2.A2" office:value-type="string">
            <text:p text:style-name="P28">Contador de entrada/salida</text:p>
          </table:table-cell>
          <table:table-cell table:style-name="Table2.A2" office:value-type="string">
            <text:p text:style-name="P28"><text:span text:style-name="T13"><text:s/></text:span><text:span text:style-name="T14">C</text:span><text:span text:style-name="T13">ontar la entrada y salida de los vehículos.</text:span></text:p>
          </table:table-cell>
          <table:table-cell table:style-name="Table2.D2" office:value-type="string">
            <text:p text:style-name="P32">Alta</text:p>
          </table:table-cell>
        </table:table-row>
      </table:table>
      <text:p text:style-name="P24"/>
      <text:p text:style-name="P24"/>
      <text:p text:style-name="P24"/>
      <text:p text:style-name="P24"/>
      <text:p text:style-name="P22"><text:span text:style-name="T9">R</text:span><text:span text:style-name="T8">equerimientos </text:span><text:span text:style-name="T9">no-</text:span><text:span text:style-name="T8">funcionales</text:span></text:p>
      <text:p text:style-name="P24"/>
      <text:p text:style-name="P24"/>
      <table:table table:name="Table7" table:style-name="Table7">
        <table:table-column table:style-name="Table7.A"/>
        <table:table-column table:style-name="Table7.B"/>
        <table:table-column table:style-name="Table7.C"/>
        <table:table-column table:style-name="Table7.D"/>
        <table:table-row table:style-name="TableLine2625772717856">
          <table:table-cell table:style-name="Table7.A1" office:value-type="string">
            <text:p text:style-name="P33"><text:span text:style-name="T7">Código</text:span> requerimiento</text:p>
          </table:table-cell>
          <table:table-cell table:style-name="Table7.A1" office:value-type="string">
            <text:p text:style-name="P33">Nombre de requerimiento</text:p>
          </table:table-cell>
          <table:table-cell table:style-name="Table7.A1" office:value-type="string">
            <text:p text:style-name="P33">Descripción</text:p>
          </table:table-cell>
          <table:table-cell table:style-name="Table7.D1" office:value-type="string">
            <text:p text:style-name="P33">Prioridad del requerimiento</text:p>
          </table:table-cell>
        </table:table-row>
        <table:table-row table:style-name="TableLine2625772714048">
          <table:table-cell table:style-name="Table7.A2" office:value-type="string">
            <text:p text:style-name="P29"><text:span text:style-name="T12">Número: </text:span><text:span text:style-name="T14">x</text:span><text:span text:style-name="T12"> - </text:span><text:span text:style-name="T14">Categoría: Control parqueadero</text:span></text:p>
          </table:table-cell>
          <table:table-cell table:style-name="Table7.A2" office:value-type="string">
            <text:p text:style-name="P28"><text:span text:style-name="T14">Cálculo de aforo</text:span></text:p>
          </table:table-cell>
          <table:table-cell table:style-name="Table7.A2" office:value-type="string">
            <text:p text:style-name="P28"><text:span text:style-name="T14">Mantener una cuenta de los vehículos dentro del parqueadero y calcular el aforo total.</text:span></text:p>
          </table:table-cell>
          <table:table-cell table:style-name="Table7.D2" office:value-type="string">
            <text:p text:style-name="P36">Baja</text:p>
          </table:table-cell>
        </table:table-row>
        <table:table-row table:style-name="TableLine2625772713504">
          <table:table-cell table:style-name="Table7.A2" office:value-type="string">
            <text:p text:style-name="P36"/>
          </table:table-cell>
          <table:table-cell table:style-name="Table7.A2" office:value-type="string">
            <text:p text:style-name="P34"/>
          </table:table-cell>
          <table:table-cell table:style-name="Table7.A2" office:value-type="string">
            <text:p text:style-name="P34"/>
          </table:table-cell>
          <table:table-cell table:style-name="Table7.D2" office:value-type="string">
            <text:p text:style-name="P34"/>
          </table:table-cell>
        </table:table-row>
      </table:table>
      <text:p text:style-name="P24"/>
      <text:p text:style-name="P23"/>
      <text:p text:style-name="P23"/>
      <text:p text:style-name="P23"/>
      <text:p text:style-name="P23"/>
      <text:p text:style-name="P23"/>
      <text:list xml:id="list164461185822431" text:continue-numbering="true" text:style-name="L1">
        <text:list-header>
          <text:p text:style-name="P25"><text:soft-page-break/>Realizar las historias de usuario asociadas.</text:p>
        </text:list-header>
      </text:list>
      <text:p text:style-name="P3"/>
      <text:p text:style-name="P24"/>
      <text:p text:style-name="P24"/>
      <text:p text:style-name="P24"/>
      <table:table table:name="Table1" table:style-name="Table1">
        <table:table-column table:style-name="Table1.A" table:number-columns-repeated="2"/>
        <table:table-row table:style-name="TableLine2625772683856">
          <table:table-cell table:style-name="Table1.A1" table:number-columns-spanned="2" office:value-type="string">
            <text:p text:style-name="P28">Historia de usuario</text:p>
          </table:table-cell>
          <table:covered-table-cell/>
        </table:table-row>
        <table:table-row table:style-name="TableLine2625772683856">
          <table:table-cell table:style-name="Table1.A2" office:value-type="string">
            <text:p text:style-name="P29"><text:span text:style-name="T12">Número: </text:span><text:span text:style-name="T14">1</text:span><text:span text:style-name="T12"> - </text:span><text:span text:style-name="T14">Categoría: Autenticación</text:span></text:p>
          </table:table-cell>
          <table:table-cell table:style-name="Table1.B2" office:value-type="string">
            <text:p text:style-name="P29"><text:span text:style-name="T12">Usuario: Cliente</text:span> </text:p>
          </table:table-cell>
        </table:table-row>
        <table:table-row table:style-name="TableLine2625772683856">
          <table:table-cell table:style-name="Table1.B2" table:number-columns-spanned="2" office:value-type="string">
            <text:p text:style-name="P28">Nombre de <text:s/>historia: <text:span text:style-name="T14">Registro usuario administrador</text:span></text:p>
          </table:table-cell>
          <table:covered-table-cell/>
        </table:table-row>
        <table:table-row table:style-name="TableLine2625772683856">
          <table:table-cell table:style-name="Table1.A2" office:value-type="string">
            <text:p text:style-name="P28">Prioridad de negocio: Alta</text:p>
          </table:table-cell>
          <table:table-cell table:style-name="Table1.B2" office:value-type="string">
            <text:p text:style-name="P28">Riesgo en desarrollo: Bajo</text:p>
          </table:table-cell>
        </table:table-row>
        <table:table-row table:style-name="TableLine2625772683856">
          <table:table-cell table:style-name="Table1.A2" office:value-type="string">
            <text:p text:style-name="P28">Puntos estimados: 3</text:p>
          </table:table-cell>
          <table:table-cell table:style-name="Table1.B2" office:value-type="string">
            <text:p text:style-name="P28">Iteración asignada: 1</text:p>
          </table:table-cell>
        </table:table-row>
        <table:table-row table:style-name="TableLine2625772683856">
          <table:table-cell table:style-name="Table1.B2" table:number-columns-spanned="2" office:value-type="string">
            <text:p text:style-name="P28">Programador responsable: César Puentes</text:p>
          </table:table-cell>
          <table:covered-table-cell/>
        </table:table-row>
        <table:table-row table:style-name="TableLine2625772683856">
          <table:table-cell table:style-name="Table1.B2" table:number-columns-spanned="2" office:value-type="string">
            <text:p text:style-name="P28">Descripción: <text:s/><text:span text:style-name="T14">Se debe poder registrar a un usuario administrador con usuario y contraseña</text:span></text:p>
          </table:table-cell>
          <table:covered-table-cell/>
        </table:table-row>
        <table:table-row table:style-name="TableLine2625772683856">
          <table:table-cell table:style-name="Table1.B2" table:number-columns-spanned="2" office:value-type="string">
            <text:p text:style-name="P28">Validación: <text:span text:style-name="T14">Existe una interfaz desde la cual se puede acceder para crear un usuario.</text:span></text:p>
          </table:table-cell>
          <table:covered-table-cell/>
        </table:table-row>
      </table:table>
      <text:p text:style-name="P24"/>
      <text:p text:style-name="P24"/>
      <table:table table:name="Table3" table:style-name="Table3">
        <table:table-column table:style-name="Table3.A" table:number-columns-repeated="2"/>
        <table:table-row table:style-name="TableLine2625772704800">
          <table:table-cell table:style-name="Table3.A1" table:number-columns-spanned="2" office:value-type="string">
            <text:p text:style-name="P28">Historia de usuario</text:p>
          </table:table-cell>
          <table:covered-table-cell/>
        </table:table-row>
        <table:table-row table:style-name="TableLine2625772704800">
          <table:table-cell table:style-name="Table3.A2" office:value-type="string">
            <text:p text:style-name="P29"><text:span text:style-name="T12">Número: </text:span><text:span text:style-name="T14">2</text:span><text:span text:style-name="T12"> - </text:span><text:span text:style-name="T14">Categoría: Autenticación</text:span></text:p>
          </table:table-cell>
          <table:table-cell table:style-name="Table3.B2" office:value-type="string">
            <text:p text:style-name="P29"><text:span text:style-name="T12">Usuario: Cliente</text:span> </text:p>
          </table:table-cell>
        </table:table-row>
        <table:table-row table:style-name="TableLine2625772704800">
          <table:table-cell table:style-name="Table3.B2" table:number-columns-spanned="2" office:value-type="string">
            <text:p text:style-name="P28">Nombre de <text:s/>historia: <text:span text:style-name="T14">Login administrador</text:span></text:p>
          </table:table-cell>
          <table:covered-table-cell/>
        </table:table-row>
        <table:table-row table:style-name="TableLine2625772704800">
          <table:table-cell table:style-name="Table3.A2" office:value-type="string">
            <text:p text:style-name="P28">Prioridad de negocio: Alta</text:p>
          </table:table-cell>
          <table:table-cell table:style-name="Table3.B2" office:value-type="string">
            <text:p text:style-name="P28">Riesgo en desarrollo: Bajo</text:p>
          </table:table-cell>
        </table:table-row>
        <table:table-row table:style-name="TableLine2625772704800">
          <table:table-cell table:style-name="Table3.A2" office:value-type="string">
            <text:p text:style-name="P28">Puntos estimados: 3</text:p>
          </table:table-cell>
          <table:table-cell table:style-name="Table3.B2" office:value-type="string">
            <text:p text:style-name="P28">Iteración asignada: 1</text:p>
          </table:table-cell>
        </table:table-row>
        <table:table-row table:style-name="TableLine2625772704800">
          <table:table-cell table:style-name="Table3.B2" table:number-columns-spanned="2" office:value-type="string">
            <text:p text:style-name="P28">Programador responsable: César Puentes</text:p>
          </table:table-cell>
          <table:covered-table-cell/>
        </table:table-row>
        <table:table-row table:style-name="TableLine2625772704800">
          <table:table-cell table:style-name="Table3.B2" table:number-columns-spanned="2" office:value-type="string">
            <text:p text:style-name="P28">Descripción: <text:s/><text:span text:style-name="T13">El sistema </text:span><text:span text:style-name="T14">debe permitir la entrada segura de un administrador</text:span></text:p>
          </table:table-cell>
          <table:covered-table-cell/>
        </table:table-row>
        <table:table-row table:style-name="TableLine2625772704800">
          <table:table-cell table:style-name="Table3.B2" table:number-columns-spanned="2" office:value-type="string">
            <text:p text:style-name="P28">Validación: <text:span text:style-name="T14">El usuario debe validarse usuando un nombre de usuario y una contraseña.</text:span></text:p>
          </table:table-cell>
          <table:covered-table-cell/>
        </table:table-row>
      </table:table>
      <text:p text:style-name="P24"/>
      <text:p text:style-name="P24"/>
      <table:table table:name="Table4" table:style-name="Table4">
        <table:table-column table:style-name="Table4.A" table:number-columns-repeated="2"/>
        <table:table-row table:style-name="TableLine2625772689296">
          <table:table-cell table:style-name="Table4.A1" table:number-columns-spanned="2" office:value-type="string">
            <text:p text:style-name="P28">Historia de usuario</text:p>
          </table:table-cell>
          <table:covered-table-cell/>
        </table:table-row>
        <table:table-row table:style-name="TableLine2625772689296">
          <table:table-cell table:style-name="Table4.A2" office:value-type="string">
            <text:p text:style-name="P29"><text:span text:style-name="T12">Número: </text:span><text:span text:style-name="T14">3</text:span><text:span text:style-name="T12"> - </text:span><text:span text:style-name="T14">Categoría: Registro carro</text:span></text:p>
          </table:table-cell>
          <table:table-cell table:style-name="Table4.B2" office:value-type="string">
            <text:p text:style-name="P29"><text:span text:style-name="T12">Usuario: Cliente</text:span> </text:p>
          </table:table-cell>
        </table:table-row>
        <table:table-row table:style-name="TableLine2625772689296">
          <table:table-cell table:style-name="Table4.B2" table:number-columns-spanned="2" office:value-type="string">
            <text:p text:style-name="P28">Nombre de <text:s/>historia: <text:span text:style-name="T6">Controlador puerta</text:span></text:p>
          </table:table-cell>
          <table:covered-table-cell/>
        </table:table-row>
        <table:table-row table:style-name="TableLine2625772689296">
          <table:table-cell table:style-name="Table4.A2" office:value-type="string">
            <text:p text:style-name="P28">Prioridad de negocio: Alta</text:p>
          </table:table-cell>
          <table:table-cell table:style-name="Table4.B2" office:value-type="string">
            <text:p text:style-name="P28">Riesgo en desarrollo: Bajo</text:p>
          </table:table-cell>
        </table:table-row>
        <table:table-row table:style-name="TableLine2625772689296">
          <table:table-cell table:style-name="Table4.A2" office:value-type="string">
            <text:p text:style-name="P28">Puntos estimados: 3</text:p>
          </table:table-cell>
          <table:table-cell table:style-name="Table4.B2" office:value-type="string">
            <text:p text:style-name="P28">Iteración asignada: 1</text:p>
          </table:table-cell>
        </table:table-row>
        <table:table-row table:style-name="TableLine2625772689296">
          <table:table-cell table:style-name="Table4.B2" table:number-columns-spanned="2" office:value-type="string">
            <text:p text:style-name="P28">Programador responsable: César Puentes</text:p>
          </table:table-cell>
          <table:covered-table-cell/>
        </table:table-row>
        <table:table-row table:style-name="TableLine2625772689296">
          <table:table-cell table:style-name="Table4.B2" table:number-columns-spanned="2" office:value-type="string">
            <text:p text:style-name="P28">Descripción: <text:s/><text:span text:style-name="T13">El sistema </text:span><text:span text:style-name="T14">debe poder aceptar y almacenar la placa de un vehículo que ingrese al parqueadero. Los campos incluyen: placa, fecha, hora y estado del vehículo.</text:span></text:p>
          </table:table-cell>
          <table:covered-table-cell/>
        </table:table-row>
        <table:table-row table:style-name="TableLine2625772689296">
          <table:table-cell table:style-name="Table4.B2" table:number-columns-spanned="2" office:value-type="string">
            <text:p text:style-name="P28">Validación: El contador sube y baja cada vez que entra y sale un vehículo</text:p>
          </table:table-cell>
          <table:covered-table-cell/>
        </table:table-row>
      </table:table>
      <text:p text:style-name="P24"/>
      <text:p text:style-name="P24"/>
      <text:p text:style-name="P24"/>
      <text:p text:style-name="P24"/>
      <text:p text:style-name="P24"/>
      <text:p text:style-name="P24"><text:soft-page-break/></text:p>
      <text:p text:style-name="P24"/>
      <text:p text:style-name="P24"/>
      <table:table table:name="Table5" table:style-name="Table5">
        <table:table-column table:style-name="Table5.A" table:number-columns-repeated="2"/>
        <table:table-row table:style-name="TableLine2625772696640">
          <table:table-cell table:style-name="Table5.A1" table:number-columns-spanned="2" office:value-type="string">
            <text:p text:style-name="P28">Historia de usuario</text:p>
          </table:table-cell>
          <table:covered-table-cell/>
        </table:table-row>
        <table:table-row table:style-name="TableLine2625772696640">
          <table:table-cell table:style-name="Table5.A2" office:value-type="string">
            <text:p text:style-name="P29"><text:span text:style-name="T12">Número: </text:span><text:span text:style-name="T14">4</text:span><text:span text:style-name="T12"> - </text:span><text:span text:style-name="T14">Categoría: Registro carro</text:span></text:p>
          </table:table-cell>
          <table:table-cell table:style-name="Table5.B2" office:value-type="string">
            <text:p text:style-name="P29"><text:span text:style-name="T12">Usuario: Cliente</text:span> </text:p>
          </table:table-cell>
        </table:table-row>
        <table:table-row table:style-name="TableLine2625772696640">
          <table:table-cell table:style-name="Table5.B2" table:number-columns-spanned="2" office:value-type="string">
            <text:p text:style-name="P28">Nombre de <text:s/>historia: Contador de entrada/salida</text:p>
          </table:table-cell>
          <table:covered-table-cell/>
        </table:table-row>
        <table:table-row table:style-name="TableLine2625772696640">
          <table:table-cell table:style-name="Table5.A2" office:value-type="string">
            <text:p text:style-name="P28">Prioridad de negocio: Alta</text:p>
          </table:table-cell>
          <table:table-cell table:style-name="Table5.B2" office:value-type="string">
            <text:p text:style-name="P28">Riesgo en desarrollo: Bajo</text:p>
          </table:table-cell>
        </table:table-row>
        <table:table-row table:style-name="TableLine2625772696640">
          <table:table-cell table:style-name="Table5.A2" office:value-type="string">
            <text:p text:style-name="P28">Puntos estimados: 3</text:p>
          </table:table-cell>
          <table:table-cell table:style-name="Table5.B2" office:value-type="string">
            <text:p text:style-name="P28">Iteración asignada: 1</text:p>
          </table:table-cell>
        </table:table-row>
        <table:table-row table:style-name="TableLine2625772696640">
          <table:table-cell table:style-name="Table5.B2" table:number-columns-spanned="2" office:value-type="string">
            <text:p text:style-name="P28">Programador responsable: César Puentes</text:p>
          </table:table-cell>
          <table:covered-table-cell/>
        </table:table-row>
        <table:table-row table:style-name="TableLine2625772696640">
          <table:table-cell table:style-name="Table5.B2" table:number-columns-spanned="2" office:value-type="string">
            <text:p text:style-name="P28">Descripción: <text:s/><text:span text:style-name="T13">El sistema contara la entrada y salida de los vehículos.</text:span></text:p>
          </table:table-cell>
          <table:covered-table-cell/>
        </table:table-row>
        <table:table-row table:style-name="TableLine2625772696640">
          <table:table-cell table:style-name="Table5.B2" table:number-columns-spanned="2" office:value-type="string">
            <text:p text:style-name="P28">Validación: El contador sube y baja cada vez que entra y sale un vehículo</text:p>
          </table:table-cell>
          <table:covered-table-cell/>
        </table:table-row>
      </table:table>
      <text:p text:style-name="P24"/>
      <text:p text:style-name="P24"/>
      <text:p text:style-name="P24"/>
      <text:p text:style-name="P24"/>
      <text:p text:style-name="P20"><text:span text:style-name="T9">R</text:span><text:span text:style-name="T8">equerimientos </text:span><text:span text:style-name="T9">no-</text:span><text:span text:style-name="T8">funcionales</text:span></text:p>
      <text:p text:style-name="P24"/>
      <text:p text:style-name="P20"/>
      <table:table table:name="Table6" table:style-name="Table6">
        <table:table-column table:style-name="Table6.A" table:number-columns-repeated="2"/>
        <table:table-row table:style-name="TableLine2625772696096">
          <table:table-cell table:style-name="Table6.A1" table:number-columns-spanned="2" office:value-type="string">
            <text:p text:style-name="P28">Historia de usuario</text:p>
          </table:table-cell>
          <table:covered-table-cell/>
        </table:table-row>
        <table:table-row table:style-name="TableLine2625772696096">
          <table:table-cell table:style-name="Table6.A2" office:value-type="string">
            <text:p text:style-name="P29"><text:span text:style-name="T12">Número: </text:span><text:span text:style-name="T14">x</text:span><text:span text:style-name="T12"> - </text:span><text:span text:style-name="T14">Categoría: Control parqueadero</text:span></text:p>
          </table:table-cell>
          <table:table-cell table:style-name="Table6.B2" office:value-type="string">
            <text:p text:style-name="P29"><text:span text:style-name="T12">Usuario: Cliente</text:span> </text:p>
          </table:table-cell>
        </table:table-row>
        <table:table-row table:style-name="TableLine2625772696096">
          <table:table-cell table:style-name="Table6.B2" table:number-columns-spanned="2" office:value-type="string">
            <text:p text:style-name="P28">Nombre de <text:s/>historia: <text:span text:style-name="T14">Cálculo de aforo</text:span></text:p>
          </table:table-cell>
          <table:covered-table-cell/>
        </table:table-row>
        <table:table-row table:style-name="TableLine2625772696096">
          <table:table-cell table:style-name="Table6.A2" office:value-type="string">
            <text:p text:style-name="P28">Prioridad de negocio: <text:span text:style-name="T14">Media</text:span></text:p>
          </table:table-cell>
          <table:table-cell table:style-name="Table6.B2" office:value-type="string">
            <text:p text:style-name="P28">Riesgo en desarrollo: Bajo</text:p>
          </table:table-cell>
        </table:table-row>
        <table:table-row table:style-name="TableLine2625772696096">
          <table:table-cell table:style-name="Table6.A2" office:value-type="string">
            <text:p text:style-name="P28">Puntos estimados: 3</text:p>
          </table:table-cell>
          <table:table-cell table:style-name="Table6.B2" office:value-type="string">
            <text:p text:style-name="P28">Iteración asignada: 1</text:p>
          </table:table-cell>
        </table:table-row>
        <table:table-row table:style-name="TableLine2625772696096">
          <table:table-cell table:style-name="Table6.B2" table:number-columns-spanned="2" office:value-type="string">
            <text:p text:style-name="P28">Programador responsable: César Puentes</text:p>
          </table:table-cell>
          <table:covered-table-cell/>
        </table:table-row>
        <table:table-row table:style-name="TableLine2625772696096">
          <table:table-cell table:style-name="Table6.B2" table:number-columns-spanned="2" office:value-type="string">
            <text:p text:style-name="P28">Descripción: <text:s/><text:span text:style-name="T14">El sistema debe mantener una cuenta de los vehículos dentro del parqueadero y calcular el aforo total.</text:span></text:p>
          </table:table-cell>
          <table:covered-table-cell/>
        </table:table-row>
        <table:table-row table:style-name="TableLine2625772696096">
          <table:table-cell table:style-name="Table6.B2" table:number-columns-spanned="2" office:value-type="string">
            <text:p text:style-name="P28">Validación: El contador sube y baja cada vez que entra y sale un vehículo. <text:span text:style-name="T14">Existe un medidor de aforo que indica si la capacidad máxima ha sido alcanzada o no.</text:span></text:p>
          </table:table-cell>
          <table:covered-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list xml:id="list164460138966775" text:continue-numbering="true" text:style-name="L1">
        <text:list-header>
          <text:p text:style-name="P16"/>
        </text:list-header>
        <text:list-item>
          <text:p text:style-name="P16">Realizar la arquitectura del sistema de la aplicación en STARUML.</text:p>
          <text:p text:style-name="P16"/>
        </text:list-item>
        <text:list-item>
          <text:p text:style-name="P16">Realizar los mockups de las historias de usuario asociadas en Figma.</text:p>
          <text:p text:style-name="P16"/>
        </text:list-item>
        <text:list-item>
          <text:p text:style-name="P16">Realizar el MER, MR y modelo físico.</text:p>
        </text:list-item>
      </text:list>
      <text:p text:style-name="P27">(Avances hechos en STARUML)</text:p>
      <text:list xml:id="list164460143086946" text:continue-numbering="true" text:style-name="L1">
        <text:list-header>
          <text:p text:style-name="P16"/>
        </text:list-header>
        <text:list-item>
          <text:p text:style-name="P16">Realizar los diagramas de casos de uso STARUML.</text:p>
        </text:list-item>
      </text:list>
      <text:p text:style-name="P27">(Avances hechos en STARUML)</text:p>
      <text:list xml:id="list164459764138333" text:continue-numbering="true" text:style-name="L1">
        <text:list-header>
          <text:p text:style-name="P16"/>
        </text:list-header>
        <text:list-item>
          <text:p text:style-name="P16">Realizar el diagrama de clases STARUML.</text:p>
          <text:p text:style-name="P16"/>
          <text:p text:style-name="P16"/>
        </text:list-item>
        <text:list-item>
          <text:p text:style-name="P16">Realizar el diagrama de paquetes STARUML.</text:p>
          <text:p text:style-name="P16"/>
        </text:list-item>
        <text:list-item>
          <text:p text:style-name="P16">Código fuente corriendo y en repositorio en Github.</text:p>
        </text:list-item>
      </text:list>
      <text:p text:style-name="P27">(Repositorio montado en: https://github.com/CPDF/ProyectoParqueadero)</text:p>
      <text:list xml:id="list164460362040691" text:continue-numbering="true" text:style-name="L1">
        <text:list-header>
          <text:p text:style-name="P19"/>
        </text:list-header>
      </text:list>
      <text:p text:style-name="P2"/>
      <text:p text:style-name="P2">CONCLUSION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BIBLIOGRAFÍA</text:p>
      <text:p text:style-name="P6"/>
      <text:p text:style-name="P13"><text:s/></text:p>
      <text:section text:style-name="Sect1" text:name="ADDIN Mendeley Bibliography CSL_BIBLIOGRAPHY  RNDuJLwL94cvO">
        <text:p text:style-name="P15">Creately. (2021). <text:span text:style-name="T11">UML Diagram Types Guide: Learn About All Types of UML Diagrams with Examples</text:span>. Creately. https://creately.com/blog/diagrams/uml-diagram-types-examples/</text:p>
        <text:p text:style-name="P14">Rehkopf, M. (n.d.). <text:span text:style-name="T11">Historias de usuario con ejemplos y plantilla</text:span>. Retrieved May 15, 2022, from https://www.atlassian.com/es/agile/project-management/user-stories</text:p>
      </text:section>
      <text:p text:style-name="P13"><text:s/></text:p>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ormal_20__28_Web_29_" style:display-name="Normal (Web)" style:family="paragraph" style:parent-style-name="Standard"/>
    <style:style style:name="guiazul" style:family="paragraph" style:parent-style-name="Normal_20__28_Web_29_">
      <style:text-properties fo:color="#0000ff" loext:opacity="100%" fo:font-style="italic" style:font-style-asian="italic"/>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21:16:53.920000000</meta:creation-date>
    <dc:date>2022-05-15T16:44:59.034000000</dc:date>
    <meta:editing-duration>PT14H54M43S</meta:editing-duration>
    <meta:editing-cycles>9</meta:editing-cycles>
    <meta:generator>LibreOffice/7.2.5.2$Windows_X86_64 LibreOffice_project/499f9727c189e6ef3471021d6132d4c694f357e5</meta:generator>
    <meta:document-statistic meta:table-count="7" meta:image-count="0" meta:object-count="0" meta:page-count="7" meta:paragraph-count="135" meta:word-count="1063" meta:character-count="7082" meta:non-whitespace-character-count="6139"/>
    <meta:user-defined meta:name="Mendeley Citation Style_1">http://www.zotero.org/styles/apa</meta:user-defined>
    <meta:user-defined meta:name="Mendeley Document_1">True</meta:user-defined>
    <meta:user-defined meta:name="Mendeley Unique User Id_1">c1f691ca-75c9-3751-a2e1-2cf01c9bed1b</meta:user-defined>
  </office:meta>
</office:document-meta>
</file>